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aying Time</text:p>
      <text:p text:style-name="Standard">After working for a long week, Bessie decides to play a popular video game for the weekend. The game is divided into N (1 &lt;= N &lt;= 100) rounds. In each round, Bessie either kills an enemy mob or gets killed by the enemy mob. Each time she kills an enemy mob, she gains 1 point. However, if she gets killed by the enemy mob, her points reset to 0. Bessie starts the game with 0 points.</text:p>
      <text:p text:style-name="Standard"/>
      <text:p text:style-name="Standard">The game was supposed to keep track of her points before each round starts; however, some entries in the game log are missing!</text:p>
      <text:p text:style-name="Standard"/>
      <text:p text:style-name="Standard">Using the existing game log, help Bessie determine the minimum and maximum number of times her points total reset during her game. </text:p>
      <text:p text:style-name="Standard"/>
      <text:p text:style-name="Standard">INPUT FORMAT</text:p>
      <text:p text:style-name="Standard"/>
      <text:p text:style-name="Standard">* Line 1: The first line contains a single integer: N</text:p>
      <text:p text:style-name="Standard"/>
      <text:p text:style-name="Standard">* Line 2: The following line contains N integers. The ith integer is a non-negative integer that is at most 100 indicating the number of points Bessie has at the beginning of round i, or -1 if the entry for that round is missing.</text:p>
      <text:p text:style-name="Standard"/>
      <text:p text:style-name="Standard">OUTPUT FORMAT</text:p>
      <text:p text:style-name="Standard"/>
      <text:p text:style-name="Standard">A single line containing two integers - the first one represents the minimum number of times Bessie’s points total was reset, while the second one represents the maximum. If there is no sequence of points consistent with the game log, output -1.</text:p>
      <text:p text:style-name="Standard"/>
      <text:p text:style-name="Standard">SAMPLE INPUT</text:p>
      <text:p text:style-name="Standard"/>
      <text:p text:style-name="Standard">5</text:p>
      <text:p text:style-name="Standard">0 -1 -1 -1 2</text:p>
      <text:p text:style-name="Standard">SAMPLE OUTPUT</text:p>
      <text:p text:style-name="Standard"/>
      <text:p text:style-name="Standard">2 3</text:p>
      <text:p text:style-name="Standard">In this example, we know that Bessie must have 0 points in round 3. Therefore, the only remaining uncertainty is whether she got killed in round 1 (meaning she will have 0 points in round 2). Hence, the minimum possible number of point resets is 2, and the maximum is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6T01:10:59.745000000</meta:creation-date>
    <dc:date>2022-06-26T01:11:12.641000000</dc:date>
    <meta:editing-duration>PT13S</meta:editing-duration>
    <meta:editing-cycles>1</meta:editing-cycles>
    <meta:document-statistic meta:table-count="0" meta:image-count="0" meta:object-count="0" meta:page-count="1" meta:paragraph-count="15" meta:word-count="288" meta:character-count="1515" meta:non-whitespace-character-count="1241"/>
    <meta:generator>LibreOffice/5.4.6.2$Windows_X86_64 LibreOffice_project/4014ce260a04f1026ba855d3b8d91541c224eab8</meta:generator>
  </office:meta>
</office:document-meta>
</file>